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4adb30"/>
    </style:style>
    <style:style style:name="P55" style:family="paragraph" style:parent-style-name="Standard">
      <style:text-properties officeooo:rsid="0dde9a1c" officeooo:paragraph-rsid="0f5bbe35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7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8" style:family="paragraph" style:parent-style-name="Standard">
      <style:text-properties officeooo:paragraph-rsid="0e26e14b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text-properties officeooo:paragraph-rsid="0f3ae219"/>
    </style:style>
    <style:style style:name="P61" style:family="paragraph" style:parent-style-name="Standard">
      <style:text-properties officeooo:paragraph-rsid="0f3d081d"/>
    </style:style>
    <style:style style:name="P62" style:family="paragraph" style:parent-style-name="Footnote">
      <style:text-properties officeooo:rsid="043ccc66" officeooo:paragraph-rsid="0f40045a"/>
    </style:style>
    <style:style style:name="P63" style:family="paragraph" style:parent-style-name="Footnote">
      <style:text-properties officeooo:rsid="043ccc66" officeooo:paragraph-rsid="0f4dc0dc"/>
    </style:style>
    <style:style style:name="P64" style:family="paragraph" style:parent-style-name="Footnote">
      <style:text-properties officeooo:paragraph-rsid="0f40045a"/>
    </style:style>
    <style:style style:name="P65" style:family="paragraph" style:parent-style-name="Footnote">
      <style:text-properties officeooo:paragraph-rsid="0f48ae43"/>
    </style:style>
    <style:style style:name="P66" style:family="paragraph" style:parent-style-name="Footnote">
      <style:text-properties officeooo:paragraph-rsid="0f4a4d76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d3852"/>
    </style:style>
    <style:style style:name="P70" style:family="paragraph" style:parent-style-name="Standard">
      <style:text-properties officeooo:paragraph-rsid="0f6d4ef8"/>
    </style:style>
    <style:style style:name="P71" style:family="paragraph" style:parent-style-name="Standard">
      <style:text-properties officeooo:paragraph-rsid="0f41de32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3ae21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f6d3852"/>
    </style:style>
    <style:style style:name="P77" style:family="paragraph" style:parent-style-name="Standard">
      <style:paragraph-properties fo:text-align="center" style:justify-single-word="false"/>
      <style:text-properties officeooo:paragraph-rsid="0f3d081d"/>
    </style:style>
    <style:style style:name="P78" style:family="paragraph" style:parent-style-name="Standard">
      <style:paragraph-properties fo:text-align="center" style:justify-single-word="false"/>
      <style:text-properties officeooo:paragraph-rsid="0db0d4d1"/>
    </style:style>
    <style:style style:name="P79" style:family="paragraph" style:parent-style-name="Standard">
      <style:paragraph-properties fo:text-align="center" style:justify-single-word="false"/>
      <style:text-properties officeooo:paragraph-rsid="0daa4aef"/>
    </style:style>
    <style:style style:name="P80" style:family="paragraph" style:parent-style-name="Standard">
      <style:paragraph-properties fo:text-align="center" style:justify-single-word="false"/>
      <style:text-properties officeooo:paragraph-rsid="0f7a4390"/>
    </style:style>
    <style:style style:name="P81" style:family="paragraph" style:parent-style-name="Standard">
      <style:paragraph-properties fo:text-align="center" style:justify-single-word="false"/>
      <style:text-properties officeooo:paragraph-rsid="0eb4913f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d804757"/>
    </style:style>
    <style:style style:name="P85" style:family="paragraph" style:parent-style-name="Standard">
      <style:paragraph-properties fo:text-align="center" style:justify-single-word="false"/>
      <style:text-properties officeooo:paragraph-rsid="0dce9327"/>
    </style:style>
    <style:style style:name="P86" style:family="paragraph" style:parent-style-name="Footnote">
      <style:text-properties officeooo:paragraph-rsid="0f9ff6ff"/>
    </style:style>
    <style:style style:name="P87" style:family="paragraph" style:parent-style-name="Standard">
      <style:text-properties officeooo:paragraph-rsid="104f54fc"/>
    </style:style>
    <style:style style:name="P88" style:family="paragraph" style:parent-style-name="Standard">
      <style:text-properties officeooo:paragraph-rsid="1028e258"/>
    </style:style>
    <style:style style:name="P89" style:family="paragraph" style:parent-style-name="Standard">
      <style:text-properties officeooo:paragraph-rsid="104d93b3"/>
    </style:style>
    <style:style style:name="P90" style:family="paragraph" style:parent-style-name="Standard">
      <style:text-properties officeooo:paragraph-rsid="102bc162"/>
    </style:style>
    <style:style style:name="P91" style:family="paragraph" style:parent-style-name="Footnote">
      <style:text-properties officeooo:paragraph-rsid="0fa710f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01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0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0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1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42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5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fo:color="#000000" loext:opacity="100%" fo:language="en" fo:country="GB"/>
    </style:style>
    <style:style style:name="T15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en" fo:country="GB" officeooo:rsid="0f429118"/>
    </style:style>
    <style:style style:name="T163" style:family="text">
      <style:text-properties fo:color="#000000" loext:opacity="100%" fo:language="en" fo:country="GB" officeooo:rsid="0f41de32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4c07b" style:font-name-asian="DejaVu Sans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fa4c07b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bold" officeooo:rsid="0fa4c07b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8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font-size="8pt" style:font-size-asian="8pt" style:font-size-complex="8pt" loext:padding="0.049cm" loext:border="0.31pt solid #000000"/>
    </style:style>
    <style:style style:name="T23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language="en" fo:country="GB"/>
    </style:style>
    <style:style style:name="T233" style:family="text">
      <style:text-properties fo:language="en" fo:country="GB" officeooo:rsid="0e83c34e"/>
    </style:style>
    <style:style style:name="T23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language="en" fo:country="GB" officeooo:rsid="0f28d107"/>
    </style:style>
    <style:style style:name="T236" style:family="text">
      <style:text-properties fo:language="en" fo:country="GB" officeooo:rsid="0f96de95"/>
    </style:style>
    <style:style style:name="T237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f936fb3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11">Checklist for installing </text:span></text:span><text:span text:style-name="Strong_20_Emphasis"><text:span text:style-name="T111"><text:user-field-get text:name="Distro">Ubuntu</text:user-field-get></text:span></text:span><text:span text:style-name="Strong_20_Emphasis"><text:span text:style-name="T111"><text:s/></text:span></text:span><text:span text:style-name="Strong_20_Emphasis"><text:span text:style-name="T112"><text:user-field-get text:name="Version">22.04</text:user-field-get></text:span></text:span><text:span text:style-name="Strong_20_Emphasis"><text:span text:style-name="T113"><text:s/></text:span></text:span><text:span text:style-name="Strong_20_Emphasis"><text:span text:style-name="T114">LTS</text:span></text:span><text:span text:style-name="Strong_20_Emphasis"><text:span text:style-name="T114"><text:note text:id="ftn1" text:note-class="footnote"><text:note-citation>1</text:note-citation><text:note-body><text:p text:style-name="P86"><text:span text:style-name="T149">LTS stands for Long-Term Support, and this April </text:span><text:span text:style-name="Strong_20_Emphasis"><text:span text:style-name="T83"><text:user-field-get style:data-style-name="N0" text:name="Releaseyear">2022</text:user-field-get></text:span></text:span><text:span text:style-name="T151"><text:s/></text:span><text:span text:style-name="Strong_20_Emphasis"><text:span text:style-name="T154"><text:user-field-get text:name="Distro">Ubuntu</text:user-field-get></text:span></text:span><text:span text:style-name="T150"><text:s/></text:span><text:span text:style-name="T155"><text:user-field-get text:name="Version">22.04</text:user-field-get></text:span><text:span text:style-name="T155"><text:s/></text:span><text:span text:style-name="T150">LTS </text:span><text:span text:style-name="Strong_20_Emphasis"><text:span text:style-name="T156"><text:user-field-get text:name="Edition">server</text:user-field-get></text:span></text:span><text:span text:style-name="T149"><text:s/>(codenamed </text:span><text:span text:style-name="T153">j</text:span><text:span text:style-name="T149">ammy) will be </text:span><text:span text:style-name="T152">supported</text:span><text:span text:style-name="T149"> for five years until April 2027.</text:span></text:p></text:note-body></text:note></text:span></text:span><text:span text:style-name="Strong_20_Emphasis"><text:span text:style-name="T115"> </text:span></text:span><text:span text:style-name="Strong_20_Emphasis"><text:span text:style-name="T116"><text:user-field-get text:name="Edition">server</text:user-field-get></text:span></text:span><text:span text:style-name="Strong_20_Emphasis"><text:span text:style-name="T117">.<text:line-break/></text:span></text:span><text:span text:style-name="Strong_20_Emphasis"><text:span text:style-name="T237">work in progress</text:span></text:span></text:p>
      <text:p text:style-name="P18"/>
      <text:p text:style-name="P10"><text:span text:style-name="T130">Fill in the </text:span><text:span text:style-name="Strong_20_Emphasis"><text:span text:style-name="T82"><text:s/></text:span></text:span><text:span text:style-name="Strong_20_Emphasis"><text:span text:style-name="T54">text box</text:span></text:span><text:span text:style-name="T130"> behind the </text:span><text:span text:style-name="T138">underlined</text:span><text:span text:style-name="T131"> </text:span><text:span text:style-name="T130">words, see [explanation]:</text:span></text:p>
      <text:p text:style-name="P8"><text:span text:style-name="Definition"><text:span text:style-name="T234">user</text:span></text:span><text:span text:style-name="T187"><text:tab/><text:tab/></text:span><text:span text:style-name="T191"> <text:tab/><text:tab/><text:tab/></text:span><text:span text:style-name="T188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188"><text:tab/></text:span><text:span text:style-name="T189">[</text:span><text:span text:style-name="T190">full </text:span><text:span text:style-name="T192">na</text:span><text:span text:style-name="T194">me,</text:span><text:span text:style-name="T192"> </text:span><text:span text:style-name="T194">e.g.</text:span><text:span text:style-name="T192"> </text:span><text:span text:style-name="T193">J</text:span><text:span text:style-name="T200">a</text:span><text:span text:style-name="T193">n </text:span><text:span text:style-name="T200">Jansen</text:span><text:span text:style-name="T201">]</text:span></text:p>
      <text:p text:style-name="P59"><text:span text:style-name="Definition"><text:span text:style-name="T199">USER</text:span></text:span><text:span text:style-name="Definition"><text:span text:style-name="T232">na</text:span></text:span><text:span text:style-name="Definition"><text:span text:style-name="T235">me</text:span></text:span><text:span text:style-name="T198"><text:tab/><text:tab/><text:tab/></text:span><text:span text:style-name="T198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198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25">j</text:span><text:span text:style-name="T126">a</text:span><text:span text:style-name="T125">n</text:span><text:span text:style-name="T127">]</text:span></text:p>
      <text:p text:style-name="P7"><text:span text:style-name="Definition"><text:span text:style-name="T236">serv</text:span></text:span><text:span text:style-name="Definition"><text:span text:style-name="T232">ERNA</text:span></text:span><text:span text:style-name="Definition"><text:span text:style-name="T235">me</text:span></text:span><text:span text:style-name="T202"><text:tab/><text:tab/></text:span><text:span text:style-name="T232"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/text:span><text:span text:style-name="T232"><text:tab/></text:span><text:span text:style-name="T203">[</text:span><text:span text:style-name="T204">na</text:span><text:span text:style-name="T209">me of the</text:span><text:span text:style-name="T204"> </text:span><text:span text:style-name="T210">server</text:span><text:span text:style-name="T205">, </text:span><text:span text:style-name="T209">e.g.</text:span><text:span text:style-name="T206"> </text:span><text:span text:style-name="T210">sv</text:span><text:span text:style-name="T207">02</text:span><text:span text:style-name="T203">]</text:span></text:p>
      <text:p text:style-name="P4"><text:span text:style-name="Definition"><text:span text:style-name="T232">START</text:span></text:span><text:span text:style-name="Definition"><text:span text:style-name="T235">up</text:span></text:span><text:span text:style-name="Definition"><text:span text:style-name="T232">MEnU</text:span></text:span><text:span text:style-name="T188"><text:tab/><text:tab/></text:span><text:span text:style-name="T188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188"><text:tab/></text:span><text:span text:style-name="T203">[</text:span><text:span text:style-name="T204">key for the bootable medium</text:span><text:span text:style-name="T211">]</text:span></text:p>
      <text:p text:style-name="P6"><text:span text:style-name="Definition"><text:span text:style-name="T208">SETTINGS</text:span></text:span><text:span text:style-name="T208"> <text:tab/><text:tab/><text:tab/></text:span><text:span text:style-name="T208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208"><text:tab/></text:span><text:span text:style-name="T203">[</text:span><text:span text:style-name="T204">key for the UEFI BIOS screen</text:span><text:span text:style-name="T203">]</text:span></text:p>
      <text:p text:style-name="P5"><text:span text:style-name="Definition"><text:span text:style-name="T213">USER2</text:span></text:span><text:span text:style-name="T212"><text:tab/></text:span><text:span text:style-name="T191"> <text:tab/><text:tab/><text:tab/></text:span><text:span text:style-name="T188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188"><text:tab/></text:span><text:span text:style-name="T189">[</text:span><text:span text:style-name="T192">na</text:span><text:span text:style-name="T195">me</text:span><text:span text:style-name="T192"> possibly</text:span><text:span text:style-name="T196"> 2</text:span><text:span text:style-name="T224">nd</text:span><text:span text:style-name="T196"> USER</text:span><text:span text:style-name="T197">]</text:span></text:p>
      <text:p text:style-name="P58"><text:span text:style-name="Definition"><text:span text:style-name="T213">USERN</text:span></text:span><text:span text:style-name="Definition"><text:span text:style-name="T214">a</text:span></text:span><text:span text:style-name="Definition"><text:span text:style-name="T215">me</text:span></text:span><text:span text:style-name="Definition"><text:span text:style-name="T213">2</text:span></text:span><text:span text:style-name="Definition"><text:span text:style-name="T220"><text:tab/><text:tab/></text:span></text:span><text:span text:style-name="T198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198"><text:tab/></text:span><text:span text:style-name="T217">[</text:span><text:span text:style-name="T218">user</text:span><text:span text:style-name="T216"> na</text:span><text:span text:style-name="T219">me</text:span><text:span text:style-name="T221"> possibly</text:span><text:span text:style-name="T222"> 2</text:span><text:span text:style-name="T225">nd</text:span><text:span text:style-name="T222"> USER</text:span><text:span text:style-name="T223">]</text:span></text:p>
      <text:p text:style-name="P9"><text:span text:style-name="T128">Replace the </text:span><text:span text:style-name="T137">underlined</text:span><text:span text:style-name="T128"> words in this checklist with those in the </text:span><text:span text:style-name="Strong_20_Emphasis"><text:span text:style-name="T29">te</text:span></text:span><text:span text:style-name="Strong_20_Emphasis"><text:span text:style-name="T46">x</text:span></text:span><text:span text:style-name="Strong_20_Emphasis"><text:span text:style-name="T29">t </text:span></text:span><text:span text:style-name="Strong_20_Emphasis"><text:span text:style-name="T46">box</text:span></text:span><text:span text:style-name="T128">.</text:span></text:p>
      <text:p text:style-name="P44"/>
      <text:p text:style-name="P44"/>
      <text:p text:style-name="P11"><text:span text:style-name="T135">New installation?</text:span><text:span text:style-name="T129"><text:tab/></text:span><text:span text:style-name="T133"></text:span><text:span text:style-name="T134"><text:tab/>Start at chapter</text:span><text:span text:style-name="T129"> </text:span><text:span text:style-name="T135"><text:bookmark-ref text:reference-format="page" text:ref-name="__RefNumPara__4009_1271708128">2</text:bookmark-ref></text:span><text:span text:style-name="T129"><text:s text:c="2"/></text:span><text:span text:style-name="T136"><text:bookmark-ref text:reference-format="text" text:ref-name="__RefNumPara__4009_1271708128">Perform installation</text:bookmark-ref></text:span><text:span text:style-name="T132">.</text:span></text:p>
      <text:p text:style-name="P26"/>
      <text:p text:style-name="P26"/>
      <text:list xml:id="list448120900" text:style-name="L1">
        <text:list-item>
          <text:p text:style-name="P94"><text:bookmark-start text:name="__RefNumPara__4083_1271708128"/>Preparing installatio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56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" office:value-type="string">
            <text:p text:style-name="P50"><text:span text:style-name="Strong_20_Emphasis"><text:span text:style-name="T26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2"><text:span text:style-name="User_20_Entry"><text:span text:style-name="T84">Login any additional </text:span></text:span><text:span text:style-name="Definition"><text:span text:style-name="T231">USER</text:span></text:span><text:span text:style-name="User_20_Entry"><text:span text:style-name="T90">s</text:span></text:span><text:span text:style-name="User_20_Entry"><text:span text:style-name="T95">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7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3" office:value-type="string">
            <text:p text:style-name="P60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7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64"><text:span text:style-name="T23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6">karelzimmer.nl</text:span></text:span></text:a><text:span text:style-name="T233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0"><text:span text:style-name="T13">Type, or copy and paste, these two commands, each followed by the</text:span><text:span text:style-name="Strong_20_Emphasis"><text:span text:style-name="T38"> </text:span></text:span><text:span text:style-name="Strong_20_Emphasis"><text:span text:style-name="T33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5" office:value-type="string">
            <text:p text:style-name="P69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69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7" office:value-type="string">
            <text:p text:style-name="P53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7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9" office:value-type="string">
            <text:p text:style-name="P61"><text:span text:style-name="Strong_20_Emphasis"><text:span text:style-name="T3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0" office:value-type="string">
            <text:p text:style-name="P87"><text:span text:style-name="Strong_20_Emphasis"><text:span text:style-name="T32">Type </text:span></text:span><text:span text:style-name="User_20_Entry"><text:span text:style-name="T107">kz </text:span></text:span><text:span text:style-name="User_20_Entry"><text:span text:style-name="T108">menu</text:span></text:span><text:span text:style-name="Strong_20_Emphasis"><text:span text:style-name="T32"> command, 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1" office:value-type="string">
            <text:p text:style-name="P88"><text:span text:style-name="Strong_20_Emphasis"><text:span text:style-name="T40">Select </text:span></text:span><text:span text:style-name="Strong_20_Emphasis"><text:span text:style-name="T70">1 </text:span></text:span><text:span text:style-name="Strong_20_Emphasis"><text:span text:style-name="T32">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3"><text:span text:style-name="Strong_20_Emphasis"><text:span text:style-name="T39">Follow the instructions on the screen.</text:span></text:span></text:p>
          </table:table-cell>
        </table:table-row>
      </table:table>
      <text:p text:style-name="P14"/>
      <text:list xml:id="list195258427715034" text:continue-numbering="true" text:style-name="L1">
        <text:list-item>
          <text:p text:style-name="P95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7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39">Boot the computer from an</text:span><text:span text:style-name="T143"> </text:span><text:span text:style-name="Strong_20_Emphasis"><text:span text:style-name="T120"><text:user-field-get text:name="Distro">Ubuntu</text:user-field-get></text:span></text:span><text:span text:style-name="T146"><text:s/></text:span><text:span text:style-name="T121"><text:user-field-get text:name="Version">22.04</text:user-field-get></text:span><text:span text:style-name="T77"><text:s/></text:span><text:span text:style-name="T79">LTS </text:span><text:span text:style-name="T77"><text:user-field-get text:name="Edition">server</text:user-field-get></text:span><text:span text:style-name="T77"><text:s/>Live</text:span><text:span text:style-name="T77"><text:note text:id="ftn4" text:note-class="footnote"><text:note-citation>1</text:note-citation><text:note-body><text:p text:style-name="P65"><text:span text:style-name="T18">From a Live USB stick (or DVD) you can boot and work with 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T18">without installing it.</text:span></text:p></text:note-body></text:note></text:span><text:span text:style-name="T139"> USB stick</text:span><text:span text:style-name="T78"><text:note text:id="ftn5" text:note-class="footnote"><text:note-citation>2</text:note-citation><text:note-body><text:p text:style-name="P91"><text:span text:style-name="Strong_20_Emphasis"><text:span text:style-name="T85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27">releases.ubuntu.com</text:span></text:span></text:a><text:span text:style-name="Strong_20_Emphasis"><text:span text:style-name="T86">,</text:span></text:span><text:span text:style-name="Strong_20_Emphasis"><text:span text:style-name="T85"> click </text:span></text:span><text:span text:style-name="Strong_20_Emphasis"><text:span text:style-name="T91">Ubuntu 22.04... LTS (Jammy Jellyfish)</text:span></text:span><text:span text:style-name="Strong_20_Emphasis"><text:span text:style-name="T85">, and then click </text:span></text:span><text:span text:style-name="Strong_20_Emphasis"><text:span text:style-name="T89">behind </text:span></text:span><text:span text:style-name="Strong_20_Emphasis"><text:span text:style-name="T94">Server install image</text:span></text:span><text:span text:style-name="Strong_20_Emphasis"><text:span text:style-name="T89"> on</text:span></text:span><text:span text:style-name="Strong_20_Emphasis"><text:span text:style-name="T85"> </text:span></text:span><text:span text:style-name="Strong_20_Emphasis"><text:span text:style-name="T96">64-bit PC (AMD64) </text:span></text:span><text:span text:style-name="Strong_20_Emphasis"><text:span text:style-name="T97">server install</text:span></text:span><text:span text:style-name="Strong_20_Emphasis"><text:span text:style-name="T96"> image</text:span></text:span><text:span text:style-name="Strong_20_Emphasis"><text:span text:style-name="T85">.</text:span></text:span></text:p><text:p text:style-name="P66"><text:span text:style-name="Strong_20_Emphasis"><text:span text:style-name="T85"><text:tab/>Insert a USB stick of at least 4 GB.<text:line-break/>Locate </text:span></text:span><text:span text:style-name="Strong_20_Emphasis"><text:span text:style-name="T92">disk</text:span></text:span><text:span text:style-name="Strong_20_Emphasis"><text:span text:style-name="T85"> and click the </text:span></text:span><text:span text:style-name="Strong_20_Emphasis"><text:span text:style-name="T91">Disks</text:span></text:span><text:span text:style-name="Strong_20_Emphasis"><text:span text:style-name="T85"> icon. Select the USB stick in the list of disks on the left and click </text:span></text:span><text:span text:style-name="Strong_20_Emphasis"><text:span text:style-name="T91">Disk </text:span></text:span><text:span text:style-name="Strong_20_Emphasis"><text:span text:style-name="T92">settings</text:span></text:span><text:span text:style-name="Strong_20_Emphasis"><text:span text:style-name="T85"> ⋮ (icon with the three dots) in the top right corner.</text:span></text:span></text:p><text:p text:style-name="P66"><text:span text:style-name="Strong_20_Emphasis"><text:span text:style-name="T85"><text:tab/>Choose </text:span></text:span><text:span text:style-name="Strong_20_Emphasis"><text:span text:style-name="T91">Restore Disk Image</text:span></text:span><text:span text:style-name="Strong_20_Emphasis"><text:span text:style-name="T85"> and select the CD image file (.iso) you just downloaded.</text:span></text:span></text:p><text:p text:style-name="P66"><text:span text:style-name="Strong_20_Emphasis"><text:span text:style-name="T87"><text:tab/>Click </text:span></text:span><text:span text:style-name="Strong_20_Emphasis"><text:span text:style-name="T93">Start Restore</text:span></text:span><text:span text:style-name="Strong_20_Emphasis"><text:span text:style-name="T87">, and then click </text:span></text:span><text:span text:style-name="Strong_20_Emphasis"><text:span text:style-name="T93">Restore</text:span></text:span><text:span text:style-name="Strong_20_Emphasis"><text:span text:style-name="T87">.</text:span></text:span></text:p><text:p text:style-name="P66"><text:span text:style-name="Strong_20_Emphasis"><text:span text:style-name="T87"><text:tab/>Or use the </text:span></text:span><text:span text:style-name="Strong_20_Emphasis"><text:span text:style-name="T93">Etcher</text:span></text:span><text:span text:style-name="Strong_20_Emphasis"><text:span text:style-name="T87"> program </text:span></text:span><text:span text:style-name="Strong_20_Emphasis"><text:span text:style-name="T88">(</text:span></text:span><text:a xlink:type="simple" xlink:href="https://www.balena.io/etcher/" text:style-name="Internet_20_link" text:visited-style-name="Visited_20_Internet_20_Link"><text:span text:style-name="Strong_20_Emphasis"><text:span text:style-name="T228">etcher.io</text:span></text:span></text:a><text:span text:style-name="Strong_20_Emphasis"><text:span text:style-name="T88">) </text:span></text:span><text:span text:style-name="Strong_20_Emphasis"><text:span text:style-name="T87">available for Windows, macOS, and Linux.</text:span></text:span></text:p></text:note-body></text:note></text:span><text:span text:style-name="T139"> or DVD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43"><text:span text:style-name="T162">S</text:span><text:span text:style-name="T163">tart up</text:span><text:span text:style-name="T157">/boot menu </text:span><text:span text:style-name="T100">via </text:span><text:span text:style-name="Definition"><text:span text:style-name="T232">START</text:span></text:span><text:span text:style-name="Definition"><text:span text:style-name="T235">up</text:span></text:span><text:span text:style-name="Definition"><text:span text:style-name="T232">MEnU</text:span></text:span><text:span text:style-name="T100"> </text:span><text:span text:style-name="T102">and </text:span><text:span text:style-name="T103">settings/</text:span><text:span text:style-name="T104">setup</text:span><text:span text:style-name="T100"> via </text:span><text:span text:style-name="Definition"><text:span text:style-name="T15">SETTINGS</text:span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4"><text:span text:style-name="T124">P</text:span><text:span text:style-name="T123">ress the </text:span><text:span text:style-name="Strong_20_Emphasis"><text:span text:style-name="T59">Enter</text:span></text:span><text:span text:style-name="Strong_20_Emphasis"><text:span text:style-name="T58"> </text:span></text:span><text:span text:style-name="Strong_20_Emphasis"><text:span text:style-name="T60">key </text:span></text:span><text:span text:style-name="Strong_20_Emphasis"><text:span text:style-name="T61">(</text:span></text:span><text:span text:style-name="Strong_20_Emphasis"><text:span text:style-name="T71">Try or I</text:span></text:span><text:span text:style-name="Strong_20_Emphasis"><text:span text:style-name="T72">n</text:span></text:span><text:span text:style-name="Strong_20_Emphasis"><text:span text:style-name="T73">stall Ubuntu </text:span></text:span><text:span text:style-name="Strong_20_Emphasis"><text:span text:style-name="T74">Server</text:span></text:span><text:span text:style-name="Strong_20_Emphasis"><text:span text:style-name="T62"> is already selected</text:span></text:span><text:span text:style-name="Strong_20_Emphasis"><text:span text:style-name="T63">)</text:span></text:span><text:span text:style-name="T140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1"/></text:span></text:p>
          </table:table-cell>
          <table:table-cell table:style-name="_32_._5f_Installatie_5f_uitvoeren.C5" office:value-type="string">
            <text:p text:style-name="P53"><text:span text:style-name="Strong_20_Emphasis"><text:span text:style-name="T109">Follow the instructions on the </text:span></text:span><text:span text:style-name="Strong_20_Emphasis"><text:span text:style-name="T110">installation </text:span></text:span><text:span text:style-name="Strong_20_Emphasis"><text:span text:style-name="T109">screen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30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9"><text:span text:style-name="T167">On the </text:span><text:span text:style-name="Strong_20_Emphasis"><text:span text:style-name="T169">Profile setup</text:span></text:span><text:span text:style-name="T167"> </text:span><text:span text:style-name="Strong_20_Emphasis"><text:span text:style-name="T164">screen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8" office:value-type="string">
            <text:p text:style-name="P20"><text:span text:style-name="T174">Enter</text:span><text:span text:style-name="T170"> </text:span><text:span text:style-name="Strong_20_Emphasis"><text:span text:style-name="T169">Your</text:span></text:span><text:span text:style-name="Strong_20_Emphasis"><text:span text:style-name="T171"> n</text:span></text:span><text:span text:style-name="Strong_20_Emphasis"><text:span text:style-name="T172">a</text:span></text:span><text:span text:style-name="Strong_20_Emphasis"><text:span text:style-name="T169">me</text:span></text:span><text:span text:style-name="Strong_20_Emphasis"><text:span text:style-name="T176"> </text:span></text:span><text:span text:style-name="Definition"><text:span text:style-name="T4">user</text:span></text:span><text:span text:style-name="Strong_20_Emphasis"><text:span text:style-name="T177">, <text:line-break/></text:span></text:span><text:span text:style-name="Strong_20_Emphasis"><text:span text:style-name="T169">Your server</text:span></text:span><text:span text:style-name="Strong_20_Emphasis"><text:span text:style-name="T179">'</text:span></text:span><text:span text:style-name="Strong_20_Emphasis"><text:span text:style-name="T181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76">,<text:line-break/></text:span></text:span><text:span text:style-name="Strong_20_Emphasis"><text:span text:style-name="T173">Pick a username</text:span></text:span><text:span text:style-name="Strong_20_Emphasis"><text:span text:style-name="T176"> </text:span></text:span><text:span text:style-name="Definition"><text:span text:style-name="T4">username</text:span></text:span><text:span text:style-name="Strong_20_Emphasis"><text:span text:style-name="T176">,<text:line-break/></text:span></text:span><text:span text:style-name="Strong_20_Emphasis"><text:span text:style-name="T165">enter a password twice, and clic</text:span></text:span><text:span text:style-name="Strong_20_Emphasis"><text:span text:style-name="T166">k</text:span></text:span><text:span text:style-name="Strong_20_Emphasis"><text:span text:style-name="T175"> </text:span></text:span><text:span text:style-name="Strong_20_Emphasis"><text:span text:style-name="T178">on </text:span></text:span><text:span text:style-name="Strong_20_Emphasis"><text:span text:style-name="T180">Done</text:span></text:span><text:span text:style-name="Strong_20_Emphasis"><text:span text:style-name="T175">.</text:span></text:span></text:p>
          </table:table-cell>
        </table:table-row>
      </table:table>
      <text:p text:style-name="P45"><text:span text:style-name="Strong_20_Emphasis"><text:span text:style-name="T64"/></text:span></text:p>
      <text:list xml:id="list195260025955039" text:continue-numbering="true" text:style-name="L1">
        <text:list-item>
          <text:p text:style-name="P93"><text:span text:style-name="Strong_20_Emphasis"><text:span text:style-name="T76">Finish installation</text:span></text:span></text:p>
        </text:list-item>
      </text:list>
      <text:p text:style-name="P46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7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4">Log in as </text:span></text:span><text:span text:style-name="Definition"><text:span text:style-name="T11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49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57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7">ckage</text:span></text:span><text:span text:style-name="Strong_20_Emphasis"><text:span text:style-name="T31"> kz</text:span></text:span><text:span text:style-name="Strong_20_Emphasis"><text:span text:style-name="T31"><text:note text:id="ftn6" text:note-class="footnote"><text:note-citation>1</text:note-citation><text:note-body><text:p text:style-name="P64"><text:span text:style-name="T23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6">karelzimmer.nl</text:span></text:span></text:a><text:span text:style-name="T233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30"/></text:span></text:p>
          </table:table-cell>
          <table:table-cell table:style-name="_33_._5f_Installatie_5f_afronden.C4" office:value-type="string">
            <text:p text:style-name="P67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3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5" office:value-type="string">
            <text:p text:style-name="P70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6" office:value-type="string">
            <text:p text:style-name="P70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7" office:value-type="string">
            <text:p text:style-name="P54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8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7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9" office:value-type="string">
            <text:p text:style-name="P67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9"><text:span text:style-name="Strong_20_Emphasis"><text:span text:style-name="T32">Type </text:span></text:span><text:span text:style-name="User_20_Entry"><text:span text:style-name="T107">kz </text:span></text:span><text:span text:style-name="User_20_Entry"><text:span text:style-name="T108">menu</text:span></text:span><text:span text:style-name="Strong_20_Emphasis"><text:span text:style-name="T32"> command, 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30"/></text:span></text:p>
          </table:table-cell>
          <table:table-cell table:style-name="_33_._5f_Installatie_5f_afronden.C11" office:value-type="string">
            <text:p text:style-name="P90"><text:span text:style-name="Strong_20_Emphasis"><text:span text:style-name="T41">Se</text:span></text:span><text:span text:style-name="Strong_20_Emphasis"><text:span text:style-name="T50">lect</text:span></text:span><text:span text:style-name="Strong_20_Emphasis"><text:span text:style-name="T41"> </text:span></text:span><text:span text:style-name="Strong_20_Emphasis"><text:span text:style-name="T75">3</text:span></text:span><text:span text:style-name="Strong_20_Emphasis"><text:span text:style-name="T66"> </text:span></text:span><text:span text:style-name="Strong_20_Emphasis"><text:span text:style-name="T32">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2" office:value-type="string">
            <text:p text:style-name="P55"><text:span text:style-name="Strong_20_Emphasis"><text:span text:style-name="T39">Follow the instructions on the screen.</text:span></text:span></text:p>
          </table:table-cell>
        </table:table-row>
      </table:table>
      <text:p text:style-name="P46"><text:span text:style-name="Strong_20_Emphasis"><text:span text:style-name="T24"><text:tab/></text:span></text:span></text:p>
      <text:p text:style-name="P47"><text:span text:style-name="Strong_20_Emphasis"><text:span text:style-name="T42"/></text:span></text:p>
      <text:p text:style-name="P48"><text:span text:style-name="Strong_20_Emphasis"><text:span text:style-name="T39"/></text:span></text:p>
      <text:list xml:id="list195258490587373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168">rovision user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57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57"><draw:control text:anchor-type="as-char" draw:z-index="17" draw:name="Vorm40_ 1" draw:style-name="gr1" draw:text-style-name="P97" svg:width="0.35cm" svg:height="0.35cm" draw:control="control18"/></text:span></text:span></text:p>
          </table:table-cell>
          <table:table-cell table:style-name="Tabel2.D1" office:value-type="string">
            <text:p text:style-name="P21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1">USER</text:span></text:span><text:span text:style-name="Strong_20_Emphasis"><text:span text:style-name="T44"><text:note text:id="ftn8" text:note-class="footnote"><text:note-citation>1</text:note-citation><text:note-body><text:p text:style-name="P63"><text:span text:style-name="User_20_Entry"><text:span text:style-name="T99">Login any additional </text:span></text:span><text:span text:style-name="Definition"><text:span text:style-name="T230">USER</text:span></text:span><text:span text:style-name="User_20_Entry"><text:span text:style-name="T98">s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0"/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18" draw:name="Vorm40_ 2" draw:style-name="gr1" draw:text-style-name="P97" svg:width="0.35cm" svg:height="0.35cm" draw:control="control19"/></text:span></text:span></text:p>
          </table:table-cell>
          <table:table-cell table:style-name="Tabel2.D3" office:value-type="string">
            <text:p text:style-name="P23"><text:span text:style-name="Strong_20_Emphasis"><text:span text:style-name="T45">Set up the </text:span></text:span><text:span text:style-name="Strong_20_Emphasis"><text:span text:style-name="T53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D4" office:value-type="string">
            <text:p text:style-name="P87"><text:span text:style-name="Strong_20_Emphasis"><text:span text:style-name="T32">Type </text:span></text:span><text:span text:style-name="User_20_Entry"><text:span text:style-name="T107">kz </text:span></text:span><text:span text:style-name="User_20_Entry"><text:span text:style-name="T108">menu</text:span></text:span><text:span text:style-name="Strong_20_Emphasis"><text:span text:style-name="T32"> command, 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5" office:value-type="string">
            <text:p text:style-name="P25"><text:span text:style-name="Strong_20_Emphasis"><text:span text:style-name="T51">Select</text:span></text:span><text:span text:style-name="Strong_20_Emphasis"><text:span text:style-name="T41"> </text:span></text:span><text:span text:style-name="Strong_20_Emphasis"><text:span text:style-name="T75">4 </text:span></text:span><text:span text:style-name="Strong_20_Emphasis"><text:span text:style-name="T32">followed by the</text:span></text:span><text:span text:style-name="Strong_20_Emphasis"><text:span text:style-name="T38"> </text:span></text:span><text:span text:style-name="Strong_20_Emphasis"><text:span text:style-name="T33">Enter</text:span></text:span><text:span text:style-name="Strong_20_Emphasis"><text:span text:style-name="T32"> key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6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</table:table>
      <text:p text:style-name="P31"/>
      <text:p text:style-name="P32"/>
      <text:p text:style-name="P42"><text:span text:style-name="T160">End of checklist,</text:span><text:span text:style-name="T161"> </text:span><text:span text:style-name="Strong_20_Emphasis"><text:span text:style-name="T118"><text:user-field-get text:name="Distro">Ubuntu</text:user-field-get></text:span></text:span><text:span text:style-name="T159"><text:s/></text:span><text:span text:style-name="T158"><text:user-field-get text:name="Version">22.04</text:user-field-get></text:span><text:span text:style-name="Strong_20_Emphasis"><text:span text:style-name="T119"><text:s/></text:span></text:span><text:span text:style-name="Strong_20_Emphasis"><text:span text:style-name="T122">LTS</text:span></text:span><text:span text:style-name="T10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60">installation is complete.</text:span></text:p>
      <text:p text:style-name="P17"/>
      <text:p text:style-name="P12"><text:span text:style-name="Emphasis"><text:span text:style-name="T184">Written</text:span></text:span><text:span text:style-name="Emphasis"><text:span text:style-name="T182"> </text:span></text:span><text:span text:style-name="Emphasis"><text:span text:style-name="T184">by</text:span></text:span><text:span text:style-name="Emphasis"><text:span text:style-name="T18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83">Karel Zimmer</text:span></text:span></text:a><text:span text:style-name="Emphasis"><text:span text:style-name="T182">, </text:span></text:span><text:a xlink:type="simple" xlink:href="https://creativecommons.org/publicdomain/zero/1.0" text:style-name="Internet_20_link" text:visited-style-name="Visited_20_Internet_20_Link"><text:span text:style-name="Emphasis"><text:span text:style-name="T185">CC0 1.0 Universal</text:span></text:span></text:a><text:span text:style-name="Emphasis"><text:span text:style-name="T182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18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5T19:52:58.043499821">0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52:57.551257537</dc:date>
    <meta:keyword>Installatie</meta:keyword>
    <meta:keyword>Checklist</meta:keyword>
    <meta:keyword>Linux</meta:keyword>
    <meta:editing-cycles>6759</meta:editing-cycles>
    <meta:editing-duration>P11DT21H18M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4" meta:word-count="541" meta:character-count="3298" meta:non-whitespace-character-count="2788"/>
    <meta:user-defined meta:name="Info 1"/>
    <meta:user-defined meta:name="Info 2"/>
    <meta:user-defined meta:name="Info 3"/>
    <meta:user-defined meta:name="Info 4"/>
  </office:meta>
</office:document-meta>
</file>